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tandard">
      <style:text-properties fo:font-size="9.80000019073486pt" fo:font-weight="normal" style:font-size-asian="9.80000019073486pt" style:font-weight-asian="normal" style:font-size-complex="9.80000019073486pt" style:font-weight-complex="normal"/>
    </style:style>
    <style:style style:name="P3" style:family="paragraph" style:parent-style-name="Standard">
      <style:text-properties fo:font-size="11.5pt" style:font-size-asian="11.5pt" style:font-size-complex="11.5pt"/>
    </style:style>
    <style:style style:name="P4" style:family="paragraph" style:parent-style-name="Standard" style:list-style-name="L1">
      <style:text-properties fo:font-size="11.5pt" style:font-size-asian="11.5pt" style:font-size-complex="11.5pt"/>
    </style:style>
    <style:style style:name="P5" style:family="paragraph" style:parent-style-name="Standard" style:list-style-name="L2">
      <style:text-properties fo:font-size="11.5pt" style:font-size-asian="11.5pt" style:font-size-complex="11.5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mes Lombardi <text:tab/><text:tab/><text:tab/><text:tab/><text:tab/><text:tab/><text:tab/><text:tab/><text:tab/>Oct 14, 2016</text:p>
      <text:p text:style-name="P1"/>
      <text:p text:style-name="P1"><text:s text:c="6"/>1. Before my visit with Dr Oyler on Oct 11, 2016 these were my symptoms:</text:p>
      <text:p text:style-name="P1"><text:tab/>a. <text:s/>discomfort and stiffness in my neck</text:p>
      <text:p text:style-name="P1"><text:tab/>b. dizziness and slight nausea when I lean my head back for a few minutes<text:tab/></text:p>
      <text:p text:style-name="P1"><text:s text:c="12"/>c. numbness on left side of face and heart skips beats when I sit in a certain position in recliner</text:p>
      <text:list xml:id="list4804547178016823746" text:style-name="L2">
        <text:list-item>
          <text:p text:style-name="P5">My brother, a chiropractor, told me I should do exercising to strengthen my neck after I was sure there was not a malformation in my neck.</text:p>
        </text:list-item>
        <text:list-item>
          <text:p text:style-name="P5">On Tues Oct 11, Dr Oyler told me that the MRI of my head that I had last year did not indicate any malfunction in my neck.</text:p>
        </text:list-item>
        <text:list-item>
          <text:p text:style-name="P5">On Tues, Wed, Thurs, and Fri I decided on my own to do exercises for my neck. <text:s/>Already by Wed <text:s/>I was feeling a great deal better with almost undetectable symptoms. <text:s/>By Fri --, <text:s/>neck back test</text:p>
        </text:list-item>
        <text:list-item>
          <text:p text:style-name="P5">Proposal <text:s text:c="2"/></text:p>
        </text:list-item>
      </text:list>
      <text:p text:style-name="P1"/>
      <text:p text:style-name="P1"/>
      <text:list xml:id="list6895338482930601386" text:style-name="L1">
        <text:list-item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</text:list>
      <text:p text:style-name="P1"><text:tab/> 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9-25T15:10:01.25</meta:creation-date>
    <dc:date>2016-10-13T10:26:56.57</dc:date>
    <dc:creator>James Lombardi</dc:creator>
    <meta:editing-duration>PT15H38M23S</meta:editing-duration>
    <meta:editing-cycles>101</meta:editing-cycles>
    <meta:generator>OpenOffice/4.1.0$Win32 OpenOffice.org_project/410m18$Build-9764</meta:generator>
    <meta:printed-by>James Lombardi</meta:printed-by>
    <meta:print-date>2016-09-30T09:59:23.17</meta:print-date>
    <meta:document-statistic meta:table-count="0" meta:image-count="0" meta:object-count="0" meta:page-count="1" meta:paragraph-count="10" meta:word-count="158" meta:character-count="812"/>
  </office:meta>
</office:document-meta>
</file>